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1E0000000B683352AA1B93D323.png" manifest:media-type="image/png"/>
  <manifest:file-entry manifest:full-path="Pictures/10009E580000127A000003F807A96D4DF6282214.svg" manifest:media-type="image/svg+xml"/>
  <manifest:file-entry manifest:full-path="Pictures/10000201000000080000000CA3B963CA71271884.png" manifest:media-type="image/png"/>
  <manifest:file-entry manifest:full-path="Pictures/10000201000000B3000000263B6666F7D528AF42.png" manifest:media-type="image/png"/>
  <manifest:file-entry manifest:full-path="Pictures/1000397D00000742000003FE2C662005E96A347C.svg" manifest:media-type="image/svg+xml"/>
  <manifest:file-entry manifest:full-path="Pictures/10000797000000CA0000013C81601CD6BA26791C.svg" manifest:media-type="image/svg+xml"/>
  <manifest:file-entry manifest:full-path="Pictures/10000801000000C7000000FE951FA8AAB06A93B4.svg" manifest:media-type="image/svg+xml"/>
  <manifest:file-entry manifest:full-path="Pictures/100079A500001168000003FE12475363D7F70047.svg" manifest:media-type="image/svg+xml"/>
  <manifest:file-entry manifest:full-path="Pictures/1000174300000310000001261958D809ED8E683F.svg" manifest:media-type="image/svg+xml"/>
  <manifest:file-entry manifest:full-path="Pictures/10000201000000A800000027554B1395DBD8EA87.png" manifest:media-type="image/png"/>
  <manifest:file-entry manifest:full-path="Pictures/10000201000000080000000A07AA276D4A776E15.png" manifest:media-type="image/png"/>
  <manifest:file-entry manifest:full-path="Pictures/100002010000004600000027DB7B716DB8F29C53.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FMono-Regular" svg:font-family="SFMono-Regular, Consolas, 'Liberation Mono', Menlo, monospac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7172a"/>
    </style:style>
    <style:style style:name="P3" style:family="paragraph" style:parent-style-name="Standard" style:master-page-name="Standard">
      <style:paragraph-properties fo:text-align="start" style:justify-single-word="false" style:page-number="auto" style:writing-mode="lr-tb"/>
      <style:text-properties officeooo:paragraph-rsid="001911bc"/>
    </style:style>
    <style:style style:name="P4" style:family="paragraph" style:parent-style-name="Standard">
      <style:paragraph-properties fo:text-align="start" style:justify-single-word="false" style:writing-mode="lr-tb"/>
      <style:text-properties officeooo:paragraph-rsid="001a1814"/>
    </style:style>
    <style:style style:name="P5" style:family="paragraph" style:parent-style-name="Standard">
      <style:paragraph-properties fo:text-align="start" style:justify-single-word="false" style:writing-mode="lr-tb"/>
      <style:text-properties officeooo:rsid="001a1814" officeooo:paragraph-rsid="001a1814"/>
    </style:style>
    <style:style style:name="P6" style:family="paragraph" style:parent-style-name="Standard">
      <style:paragraph-properties fo:text-align="start" style:justify-single-word="false" style:writing-mode="lr-tb"/>
      <style:text-properties officeooo:rsid="001a1814" officeooo:paragraph-rsid="001d84ef"/>
    </style:style>
    <style:style style:name="P7" style:family="paragraph" style:parent-style-name="Standard">
      <style:paragraph-properties fo:text-align="center" style:justify-single-word="false" style:writing-mode="lr-tb"/>
      <style:text-properties officeooo:rsid="001a1814" officeooo:paragraph-rsid="001bae97"/>
    </style:style>
    <style:style style:name="P8" style:family="paragraph" style:parent-style-name="Standard">
      <style:paragraph-properties fo:text-align="center" style:justify-single-word="false" style:writing-mode="lr-tb"/>
      <style:text-properties officeooo:paragraph-rsid="001bae97"/>
    </style:style>
    <style:style style:name="P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font-name="FreeMono"/>
    </style:style>
    <style:style style:name="T3" style:family="text">
      <style:text-properties style:font-name="FreeMono" officeooo:rsid="0017172a"/>
    </style:style>
    <style:style style:name="T4" style:family="text">
      <style:text-properties style:font-name="Liberation Sans"/>
    </style:style>
    <style:style style:name="T5" style:family="text">
      <style:text-properties officeooo:rsid="0017172a"/>
    </style:style>
    <style:style style:name="T6" style:family="text">
      <style:text-properties officeooo:rsid="001911bc"/>
    </style:style>
    <style:style style:name="T7" style:family="text">
      <style:text-properties officeooo:rsid="001a1814"/>
    </style:style>
    <style:style style:name="T8" style:family="text">
      <style:text-properties officeooo:rsid="001bae97"/>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7">In this part, we performed the plain OLS regression on the data that is generated using the Franke function. Before that, we split the data into training set, on which the model is trained, and a testing sets, on which the model’s performance is evaluated for the goodness of the fit. The ratio of training to testing sets 70/30.</text:span></text:p>
      <text:p text:style-name="P8"/>
      <text:p text:style-name="P4"/>
      <text:p text:style-name="P5">For performing the OLS, a polynomial of degree five was used to generate the features of the model, and then these features were scaled according to the training data statistics, in order to force the data into a distribution with zero mean and unit variance. This is useful because it ensures that each feature gets an equal chance of being represented in the polynomial, thus preventing features with large values to dominantly control the shape of the polynomial.</text:p>
      <text:p text:style-name="P5"/>
      <text:p text:style-name="P5">The metrics were then applied to both sets and the R2 coefficient and the Mean Square Error of each set were calculated. In addition, we generated a plot of the confidence intervals of the tunable parameters <draw:g text:anchor-type="as-char" svg:y="-0.1165in" draw:z-index="4" draw:style-name="gr6"><svg:title>TexMaths</svg:title><svg:desc>12§display§\beta§svg§600§FALSE§</svg:desc><draw:frame draw:style-name="gr7" draw:text-style-name="P9" svg:width="0.0953in" svg:height="0.1496in" svg:x="0in" svg:y="0in"><draw:image xlink:href="Pictures/10000797000000CA0000013C81601CD6BA26791C.svg" xlink:type="simple" xlink:show="embed" xlink:actuate="onLoad" loext:mime-type="image/svg+xml"><text:p/></draw:image><draw:image xlink:href="Pictures/10000201000000080000000CA3B963CA71271884.png" xlink:type="simple" xlink:show="embed" xlink:actuate="onLoad" loext:mime-type="image/png"/></draw:frame></draw:g>.</text:p>
      <text:p text:style-name="P7"><draw:g text:anchor-type="as-char" svg:y="-0.2819in" draw:z-index="6" draw:style-name="gr1"><svg:title>TexMaths</svg:title><svg:desc>12§display§\[ MSE(y,\tilde{y}) = \frac{1}{n}
\sum_{i=0}^{n-1}(y_i-\tilde{y}_i)^2 
\] §svg§600§FALSE§</svg:desc><draw:frame draw:style-name="gr4" draw:text-style-name="P9" svg:width="2.1051in" svg:height="0.4823in" svg:x="0in" svg:y="0in"><draw:image xlink:href="Pictures/100079A500001168000003FE12475363D7F70047.svg" xlink:type="simple" xlink:show="embed" xlink:actuate="onLoad" loext:mime-type="image/svg+xml"><text:p/></draw:image><draw:image xlink:href="Pictures/10000201000000A800000027554B1395DBD8EA87.png" xlink:type="simple" xlink:show="embed" xlink:actuate="onLoad" loext:mime-type="image/png"/></draw:frame></draw:g></text:p>
      <text:p text:style-name="P7"><draw:g text:anchor-type="as-char" svg:y="-0.2827in" draw:z-index="7" draw:style-name="gr1"><svg:title>TexMaths</svg:title><svg:desc>12§display§\[
R^2(y, \tilde{y}) = 1 - \frac{\sum_{i=0}^{n - 1} (y_i - \tilde{y}_i)^2}{\sum_{i=0}^{n - 1} (y_i - \bar{y})^2}
\]§svg§600§FALSE§</svg:desc><draw:frame draw:style-name="gr3" draw:text-style-name="P9" svg:width="2.2343in" svg:height="0.4795in" svg:x="0in" svg:y="0in"><draw:image xlink:href="Pictures/10009E580000127A000003F807A96D4DF6282214.svg" xlink:type="simple" xlink:show="embed" xlink:actuate="onLoad" loext:mime-type="image/svg+xml"><text:p/></draw:image><draw:image xlink:href="Pictures/10000201000000B3000000263B6666F7D528AF42.png" xlink:type="simple" xlink:show="embed" xlink:actuate="onLoad" loext:mime-type="image/png"/></draw:frame></draw:g></text:p>
      <text:p text:style-name="P6">where the mean value of <draw:g text:anchor-type="as-char" svg:y="-0.0819in" draw:z-index="8" draw:style-name="gr1"><svg:title>TexMaths</svg:title><svg:desc>12§display§y§svg§600§FALSE§</svg:desc><draw:frame draw:style-name="gr2" draw:text-style-name="P9" svg:width="0.0941in" svg:height="0.1189in" svg:x="0in" svg:y="0in"><draw:image xlink:href="Pictures/10000801000000C7000000FE951FA8AAB06A93B4.svg" xlink:type="simple" xlink:show="embed" xlink:actuate="onLoad" loext:mime-type="image/svg+xml"><text:p/></draw:image><draw:image xlink:href="Pictures/10000201000000080000000A07AA276D4A776E15.png" xlink:type="simple" xlink:show="embed" xlink:actuate="onLoad" loext:mime-type="image/png"/></draw:frame></draw:g><text:s/>is <text:span text:style-name="T8">defined as:</text:span></text:p>
      <text:p text:style-name="P7"><draw:g text:anchor-type="as-char" svg:y="-0.2819in" draw:z-index="5" draw:style-name="gr1"><svg:title>TexMaths</svg:title><svg:desc>12§display§\[
\bar{y} =  \frac{1}{n} \sum_{i=0}^{n - 1} y_i
\]§svg§600§FALSE§</svg:desc><draw:frame draw:style-name="gr5" draw:text-style-name="P9" svg:width="0.8776in" svg:height="0.4823in" svg:x="0in" svg:y="0in"><draw:image xlink:href="Pictures/1000397D00000742000003FE2C662005E96A347C.svg" xlink:type="simple" xlink:show="embed" xlink:actuate="onLoad" loext:mime-type="image/svg+xml"><text:p/></draw:image><draw:image xlink:href="Pictures/100002010000004600000027DB7B716DB8F29C53.png" xlink:type="simple" xlink:show="embed" xlink:actuate="onLoad" loext:mime-type="image/png"/></draw:frame></draw:g></text:p>
      <text:p text:style-name="P4"/>
      <text:p text:style-name="P4"><text:span text:style-name="T7">In our demonstration, w</text:span>e noticed that if the design matrix is created from data points <text:span text:style-name="T5">within the range of </text:span><text:span text:style-name="T3">[0,1]</text:span>, then the resulting <draw:g text:anchor-type="as-char" svg:y="-0.1429in" draw:z-index="1" draw:style-name="gr6"><svg:title>TexMaths</svg:title><svg:desc>12§display§$X^T X$§svg§600§FALSE§</svg:desc><draw:frame draw:style-name="gr7" draw:text-style-name="P9" svg:width="0.3705in" svg:height="0.1394in" svg:x="0in" svg:y="0in"><draw:image xlink:href="Pictures/1000174300000310000001261958D809ED8E683F.svg" xlink:type="simple" xlink:show="embed" xlink:actuate="onLoad" loext:mime-type="image/svg+xml"><text:p/></draw:image><draw:image xlink:href="Pictures/100002010000001E0000000B683352AA1B93D323.png" xlink:type="simple" xlink:show="embed" xlink:actuate="onLoad" loext:mime-type="image/png"/></draw:frame></draw:g><text:s/>matrix would be close to singularity, and the program would thus raise an error whenever the inverse is calculated, <text:span text:style-name="T1">particularly</text:span> when calculating <draw:g text:anchor-type="as-char" svg:y="-0.1165in" draw:z-index="3" draw:style-name="gr6"><svg:title>TexMaths</svg:title><svg:desc>12§display§\beta§svg§600§FALSE§</svg:desc><draw:frame draw:style-name="gr7" draw:text-style-name="P9" svg:width="0.0953in" svg:height="0.1496in" svg:x="0in" svg:y="0in"><draw:image xlink:href="Pictures/10000797000000CA0000013C81601CD6BA26791C.svg" xlink:type="simple" xlink:show="embed" xlink:actuate="onLoad" loext:mime-type="image/svg+xml"><text:p/></draw:image><draw:image xlink:href="Pictures/10000201000000080000000CA3B963CA71271884.png" xlink:type="simple" xlink:show="embed" xlink:actuate="onLoad" loext:mime-type="image/png"/></draw:frame></draw:g><text:s/>or its variance. This, in turn, caused the problem of getting negative values for the variance of some <draw:g text:anchor-type="as-char" svg:y="-0.1165in" draw:z-index="2" draw:style-name="gr6"><svg:title>TexMaths</svg:title><svg:desc>12§display§\beta§svg§600§FALSE§</svg:desc><draw:frame draw:style-name="gr7" draw:text-style-name="P9" svg:width="0.0953in" svg:height="0.1496in" svg:x="0in" svg:y="0in"><draw:image xlink:href="Pictures/10000797000000CA0000013C81601CD6BA26791C.svg" xlink:type="simple" xlink:show="embed" xlink:actuate="onLoad" loext:mime-type="image/svg+xml"><text:p/></draw:image><draw:image xlink:href="Pictures/10000201000000080000000CA3B963CA71271884.png" xlink:type="simple" xlink:show="embed" xlink:actuate="onLoad" loext:mime-type="image/png"/></draw:frame></draw:g>’s. Using <text:span text:style-name="T2">pinv</text:span><text:span text:style-name="T6">, however, i</text:span>nstead of <text:span text:style-name="T2">inv</text:span><text:span text:style-name="T4">,</text:span> solved both problems <text:span text:style-name="T1">when calculating the inverses.</text:span></text:p>
      <text:p text:style-name="P1"/>
      <text:p text:style-name="P2">It is also worth mentioning that when the range of values that the raw features can take is increased <text:span text:style-name="T1">to, say,</text:span> <text:span text:style-name="T2">[0,5]</text:span>, instead of <text:span text:style-name="T2">[0,1]</text:span>, the problem of singular matrices immediately disappears even when using <text:span text:style-name="T2">inv</text:span> and the determinant of the matrix <draw:g text:anchor-type="as-char" svg:y="-0.139in" draw:z-index="0" draw:style-name="gr6"><svg:title>TexMaths</svg:title><svg:desc>12§display§$X^T X$§svg§600§FALSE§</svg:desc><draw:frame draw:style-name="gr7" draw:text-style-name="P9" svg:width="0.3705in" svg:height="0.1394in" svg:x="0in" svg:y="0in"><draw:image xlink:href="Pictures/1000174300000310000001261958D809ED8E683F.svg" xlink:type="simple" xlink:show="embed" xlink:actuate="onLoad" loext:mime-type="image/svg+xml"><text:p/></draw:image><draw:image xlink:href="Pictures/100002010000001E0000000B683352AA1B93D323.png" xlink:type="simple" xlink:show="embed" xlink:actuate="onLoad" loext:mime-type="image/png"/></draw:frame></draw:g><text:s/>becomes greater than zero.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FMono-Regular" svg:font-family="SFMono-Regular, Consolas, 'Liberation Mono', Menlo, monospac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4T10:19:07</meta:creation-date>
    <dc:language>en-US</dc:language>
    <dc:date>2020-09-29T14:56:06.084142996</dc:date>
    <meta:editing-cycles>8</meta:editing-cycles>
    <meta:editing-duration>PT8H17M1S</meta:editing-duration>
    <meta:generator>LibreOffice/6.3.5.2$Linux_X86_64 LibreOffice_project/30$Build-2</meta:generator>
    <meta:document-statistic meta:table-count="0" meta:image-count="0" meta:object-count="0" meta:page-count="1" meta:paragraph-count="9" meta:word-count="305" meta:character-count="1793" meta:non-whitespace-character-count="1489"/>
  </office:meta>
</office:document-meta>
</file>